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105d7" officeooo:paragraph-rsid="001105d7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1105d7" officeooo:paragraph-rsid="001105d7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fo:font-weight="normal" officeooo:rsid="0012f3c6" officeooo:paragraph-rsid="0012f3c6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1380c3" officeooo:paragraph-rsid="001380c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380c3" officeooo:paragraph-rsid="001380c3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ce181e" fo:font-style="normal" fo:font-weight="normal" officeooo:rsid="00151aba" officeooo:paragraph-rsid="00151ab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ce181e" fo:font-style="normal" fo:font-weight="bold" officeooo:rsid="0002bafe" officeooo:paragraph-rsid="00151aba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use-window-font-color="true" fo:font-style="normal" fo:font-weight="normal" officeooo:rsid="00151aba" officeooo:paragraph-rsid="00151aba" style:font-style-asian="normal" style:font-weight-asian="normal" style:font-style-complex="normal" style:font-weight-complex="normal"/>
    </style:style>
    <style:style style:name="T1" style:family="text">
      <style:text-properties officeooo:rsid="001105d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05d7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2f3c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380c3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05d7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8746447" text:style-name="L1">
        <text:list-item>
          <text:p text:style-name="P2"><text:span text:style-name="T7">For how long did God work according to the bible?</text:span><text:span text:style-name="T4"> 6 weeks\</text:span></text:p>
        </text:list-item>
        <text:list-item>
          <text:p text:style-name="P3">The <text:span text:style-name="T1">profession</text:span> of Paul was <text:span text:style-name="T4">Tent making.</text:span></text:p>
        </text:list-item>
        <text:list-item>
          <text:p text:style-name="P3">The father-in-law of Moses was <text:span text:style-name="T4">Jethro</text:span></text:p>
        </text:list-item>
        <text:list-item>
          <text:p text:style-name="P3">Which one of the following was awarded to Mother Teresa of Calcutta? <text:span text:style-name="T4">Nobel Peace Prize</text:span><text:span text:style-name="T2">S</text:span></text:p>
        </text:list-item>
        <text:list-item>
          <text:p text:style-name="P8"><text:span text:style-name="T3">Self-esteem</text:span><text:span text:style-name="T2"> </text:span><text:span text:style-name="T7">is the state of having a positive feeling one self.</text:span></text:p>
        </text:list-item>
        <text:list-item>
          <text:p text:style-name="P8"><text:span text:style-name="T7"><text:s/>The </text:span><text:span text:style-name="T8">Christian</text:span><text:span text:style-name="T7"> community is </text:span><text:span text:style-name="T8">referred</text:span><text:span text:style-name="T7"> to as the </text:span><text:span text:style-name="T2">Churc</text:span><text:span text:style-name="T3">h.</text:span></text:p>
        </text:list-item>
        <text:list-item>
          <text:p text:style-name="P4">Which one of the following is not done by the churches in Kenya?<text:span text:style-name="T4"> Arresting law breakers</text:span></text:p>
        </text:list-item>
        <text:list-item>
          <text:p text:style-name="P4">The ability to use our talent and abilities to perform our duties well is called <text:span text:style-name="T5">Responsibility</text:span></text:p>
        </text:list-item>
        <text:list-item>
          <text:p text:style-name="P5">Which one of the following is a result of child labour. <text:span text:style-name="T4">Poor performance is class.</text:span> </text:p>
        </text:list-item>
        <text:list-item>
          <text:p text:style-name="P5">Which one of the following is the importance of having peace with our neighbours? <text:span text:style-name="T4">It allows us to maintain peace and unity in the society.</text:span></text:p>
        </text:list-item>
        <text:list-item>
          <text:p text:style-name="P5">Who among the following earned his living by building tents? <text:span text:style-name="T4">Aquila</text:span></text:p>
        </text:list-item>
        <text:list-item>
          <text:p text:style-name="P5">Which one of the following is not a way of managing the gifts given to us by God? <text:span text:style-name="T6">Buying medicine for the sick.</text:span></text:p>
        </text:list-item>
        <text:list-item>
          <text:p text:style-name="P6">A Christian who is idle should be advised to <text:span text:style-name="T4">pay a visit to the aged.</text:span></text:p>
        </text:list-item>
        <text:list-item>
          <text:p text:style-name="P6">The Bible teaches us to love one another <text:span text:style-name="T4">sincerely.</text:span></text:p>
        </text:list-item>
        <text:list-item>
          <text:p text:style-name="P6">As a Christian youth, Kaki found a old man on the road with a heavy luggage. What should he do? <text:span text:style-name="T4">Help him to carry the luggage.</text:span> </text:p>
        </text:list-item>
      </text:list>
      <text:p text:style-name="P7"/>
      <text:p text:style-name="P7"/>
      <text:p text:style-name="P10">CORRECTIONS</text:p>
      <text:p text:style-name="P9"/>
      <text:p text:style-name="P11">8. The ability to use our talents and abilities to perform our duties well is called <text:span text:style-name="T9">commitment</text:span></text:p>
      <text:p text:style-name="P11">12. Which one of the following is not a way <text:s/>of managing the gifts given to us by God? <text:span text:style-name="T9">Preaching Good News to oth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05d7" officeooo:paragraph-rsid="001105d7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 SCORE PG 540-541(1-1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9:12:07.522018257</meta:creation-date>
    <dc:date>2020-05-29T07:51:33.528310616</dc:date>
    <meta:editing-duration>PT18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77" meta:character-count="1450" meta:non-whitespace-character-count="1203"/>
  </office:meta>
</office:document-meta>
</file>